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1.7756in"/>
    </style:style>
    <style:style style:name="co4" style:family="table-column">
      <style:table-column-properties fo:break-before="auto" style:column-width="1.7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8"/>
    <style:style style:name="ce3" style:family="table-cell" style:parent-style-name="Default" style:data-style-name="N117"/>
    <style:style style:name="ce4" style:family="table-cell" style:parent-style-name="Default" style:data-style-name="N119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ail1" table:style-name="ta1" table:print="false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>
            <text:p>Angle</text:p>
          </table:table-cell>
          <table:table-cell office:value-type="string">
            <text:p>I_min</text:p>
          </table:table-cell>
          <table:table-cell office:value-type="string">
            <text:p>I_max</text:p>
          </table:table-cell>
          <table:table-cell office:value-type="string">
            <text:p>Offset</text:p>
          </table:table-cell>
          <table:table-cell office:value-type="string">
            <text:p>Contrast</text:p>
          </table:table-cell>
          <table:table-cell/>
        </table:table-row>
        <table:table-row table:style-name="ro1">
          <table:table-cell office:value-type="float" office:value="126">
            <text:p>126.00</text:p>
          </table:table-cell>
          <table:table-cell office:value-type="float" office:value="-0.413">
            <text:p>-0.413</text:p>
          </table:table-cell>
          <table:table-cell office:value-type="float" office:value="-0.421">
            <text:p>-0.421</text:p>
          </table:table-cell>
          <table:table-cell office:value-type="float" office:value="0.94">
            <text:p>0.94</text:p>
          </table:table-cell>
          <table:table-cell table:formula="of:=(2*([.$B2]-[.$C2]))/(([.$B2]+[.$C2])+2*[.$D2])" office:value-type="float" office:value="0.0152963671128106">
            <text:p>0.0152963671</text:p>
          </table:table-cell>
          <table:table-cell/>
        </table:table-row>
        <table:table-row table:style-name="ro1">
          <table:table-cell office:value-type="float" office:value="125.5">
            <text:p>125.50</text:p>
          </table:table-cell>
          <table:table-cell office:value-type="float" office:value="-0.423">
            <text:p>-0.423</text:p>
          </table:table-cell>
          <table:table-cell office:value-type="float" office:value="-0.459">
            <text:p>-0.459</text:p>
          </table:table-cell>
          <table:table-cell office:value-type="float" office:value="0.94">
            <text:p>0.94</text:p>
          </table:table-cell>
          <table:table-cell table:formula="of:=(2*([.$B3]-[.$C3]))/(([.$B3]+[.$C3])+2*[.$D3])" office:value-type="float" office:value="0.0721442885771544">
            <text:p>0.0721442886</text:p>
          </table:table-cell>
          <table:table-cell office:value-type="string">
            <text:p>gedreht</text:p>
          </table:table-cell>
        </table:table-row>
        <table:table-row table:style-name="ro1">
          <table:table-cell office:value-type="float" office:value="125">
            <text:p>125.00</text:p>
          </table:table-cell>
          <table:table-cell office:value-type="float" office:value="-0.288">
            <text:p>-0.288</text:p>
          </table:table-cell>
          <table:table-cell office:value-type="float" office:value="-0.366">
            <text:p>-0.366</text:p>
          </table:table-cell>
          <table:table-cell office:value-type="float" office:value="0.94">
            <text:p>0.94</text:p>
          </table:table-cell>
          <table:table-cell table:formula="of:=(2*([.$B4]-[.$C4]))/(([.$B4]+[.$C4])+2*[.$D4])" office:value-type="float" office:value="0.127243066884176">
            <text:p>0.1272430669</text:p>
          </table:table-cell>
          <table:table-cell office:value-type="string">
            <text:p>gedreht</text:p>
          </table:table-cell>
        </table:table-row>
        <table:table-row table:style-name="ro1">
          <table:table-cell office:value-type="float" office:value="124.5">
            <text:p>124.50</text:p>
          </table:table-cell>
          <table:table-cell office:value-type="float" office:value="-0.025">
            <text:p>-0.025</text:p>
          </table:table-cell>
          <table:table-cell office:value-type="float" office:value="-0.097">
            <text:p>-0.097</text:p>
          </table:table-cell>
          <table:table-cell office:value-type="float" office:value="0.94">
            <text:p>0.94</text:p>
          </table:table-cell>
          <table:table-cell table:formula="of:=(2*([.$B5]-[.$C5]))/(([.$B5]+[.$C5])+2*[.$D5])" office:value-type="float" office:value="0.0819112627986348">
            <text:p>0.0819112628</text:p>
          </table:table-cell>
          <table:table-cell office:value-type="string">
            <text:p>gedreht</text:p>
          </table:table-cell>
        </table:table-row>
        <table:table-row table:style-name="ro1">
          <table:table-cell office:value-type="float" office:value="124">
            <text:p>124.00</text:p>
          </table:table-cell>
          <table:table-cell office:value-type="float" office:value="0.488">
            <text:p>0.488</text:p>
          </table:table-cell>
          <table:table-cell office:value-type="float" office:value="0.322">
            <text:p>0.322</text:p>
          </table:table-cell>
          <table:table-cell office:value-type="float" office:value="0.94">
            <text:p>0.94</text:p>
          </table:table-cell>
          <table:table-cell table:formula="of:=(2*([.$B6]-[.$C6]))/(([.$B6]+[.$C6])+2*[.$D6])" office:value-type="float" office:value="0.123420074349442">
            <text:p>0.1234200743</text:p>
          </table:table-cell>
          <table:table-cell office:value-type="string">
            <text:p>gedreht</text:p>
          </table:table-cell>
        </table:table-row>
        <table:table-row table:style-name="ro1">
          <table:table-cell office:value-type="float" office:value="126.5">
            <text:p>126.50</text:p>
          </table:table-cell>
          <table:table-cell table:number-columns-repeated="3"/>
          <table:table-cell table:formula="of:=(2*([.$B7]-[.$C7]))/(([.$B7]+[.$C7])+2*[.$D7])" office:value-type="float" office:value="0">
            <text:p>#DIV/0!</text:p>
          </table:table-cell>
          <table:table-cell/>
        </table:table-row>
        <table:table-row table:style-name="ro1">
          <table:table-cell/>
          <table:table-cell table:number-columns-repeated="3"/>
          <table:table-cell table:formula="of:=(2*([.$B8]-[.$C8]))/(([.$B8]+[.$C8])+2*[.$D8])" office:value-type="float" office:value="0">
            <text:p>#DIV/0!</text:p>
          </table:table-cell>
          <table:table-cell/>
        </table:table-row>
        <table:table-row table:style-name="ro1">
          <table:table-cell/>
          <table:table-cell table:number-columns-repeated="3"/>
          <table:table-cell table:formula="of:=(2*([.$B9]-[.$C9]))/(([.$B9]+[.$C9])+2*[.$D9])" office:value-type="float" office:value="0">
            <text:p>#DIV/0!</text:p>
          </table:table-cell>
          <table:table-cell/>
        </table:table-row>
        <table:table-row table:style-name="ro1">
          <table:table-cell/>
          <table:table-cell table:number-columns-repeated="3"/>
          <table:table-cell table:formula="of:=(2*([.$B10]-[.$C10]))/(([.$B10]+[.$C10])+2*[.$D10])" office:value-type="float" office:value="0">
            <text:p>#DIV/0!</text:p>
          </table:table-cell>
          <table:table-cell/>
        </table:table-row>
        <table:table-row table:style-name="ro1">
          <table:table-cell/>
          <table:table-cell table:number-columns-repeated="3"/>
          <table:table-cell table:formula="of:=(2*([.$B11]-[.$C11]))/(([.$B11]+[.$C11])+2*[.$D11])" office:value-type="float" office:value="0">
            <text:p>#DIV/0!</text:p>
          </table:table-cell>
          <table:table-cell/>
        </table:table-row>
        <table:table-row table:style-name="ro1">
          <table:table-cell/>
          <table:table-cell table:number-columns-repeated="3"/>
          <table:table-cell table:formula="of:=(2*([.$B12]-[.$C12]))/(([.$B12]+[.$C12])+2*[.$D12])" office:value-type="float" office:value="0">
            <text:p>#DIV/0!</text:p>
          </table:table-cell>
          <table:table-cell/>
        </table:table-row>
        <table:table-row table:style-name="ro1">
          <table:table-cell/>
          <table:table-cell table:number-columns-repeated="3"/>
          <table:table-cell table:formula="of:=(2*([.$B13]-[.$C13]))/(([.$B13]+[.$C13])+2*[.$D13])" office:value-type="float" office:value="0">
            <text:p>#DIV/0!</text:p>
          </table:table-cell>
          <table:table-cell/>
        </table:table-row>
        <table:table-row table:style-name="ro1">
          <table:table-cell/>
          <table:table-cell table:number-columns-repeated="3"/>
          <table:table-cell table:formula="of:=(2*([.$B14]-[.$C14]))/(([.$B14]+[.$C14])+2*[.$D14])" office:value-type="float" office:value="0">
            <text:p>#DIV/0!</text:p>
          </table:table-cell>
          <table:table-cell/>
        </table:table-row>
        <table:table-row table:style-name="ro1">
          <table:table-cell/>
          <table:table-cell table:number-columns-repeated="3"/>
          <table:table-cell table:formula="of:=(2*([.$B15]-[.$C15]))/(([.$B15]+[.$C15])+2*[.$D15])" office:value-type="float" office:value="0">
            <text:p>#DIV/0!</text:p>
          </table:table-cell>
          <table:table-cell/>
        </table:table-row>
        <table:table-row table:style-name="ro1">
          <table:table-cell/>
          <table:table-cell table:number-columns-repeated="3"/>
          <table:table-cell table:formula="of:=(2*([.$B16]-[.$C16]))/(([.$B16]+[.$C16])+2*[.$D16])" office:value-type="float" office:value="0">
            <text:p>#DIV/0!</text:p>
          </table:table-cell>
          <table:table-cell/>
        </table:table-row>
        <table:table-row table:style-name="ro1">
          <table:table-cell/>
          <table:table-cell table:number-columns-repeated="3"/>
          <table:table-cell table:formula="of:=(2*([.$B17]-[.$C17]))/(([.$B17]+[.$C17])+2*[.$D17])" office:value-type="float" office:value="0">
            <text:p>#DIV/0!</text:p>
          </table:table-cell>
          <table:table-cell/>
        </table:table-row>
        <table:table-row table:style-name="ro1">
          <table:table-cell/>
          <table:table-cell table:number-columns-repeated="3"/>
          <table:table-cell table:formula="of:=(2*([.$B18]-[.$C18]))/(([.$B18]+[.$C18])+2*[.$D18])" office:value-type="float" office:value="0">
            <text:p>#DIV/0!</text:p>
          </table:table-cell>
          <table:table-cell/>
        </table:table-row>
        <table:table-row table:style-name="ro1">
          <table:table-cell/>
          <table:table-cell table:number-columns-repeated="3"/>
          <table:table-cell table:formula="of:=(2*([.$B19]-[.$C19]))/(([.$B19]+[.$C19])+2*[.$D19])" office:value-type="float" office:value="0">
            <text:p>#DIV/0!</text:p>
          </table:table-cell>
          <table:table-cell/>
        </table:table-row>
        <table:table-row table:style-name="ro1">
          <table:table-cell/>
          <table:table-cell table:number-columns-repeated="3"/>
          <table:table-cell table:formula="of:=(2*([.$B20]-[.$C20]))/(([.$B20]+[.$C20])+2*[.$D20])" office:value-type="float" office:value="0">
            <text:p>#DIV/0!</text:p>
          </table:table-cell>
          <table:table-cell/>
        </table:table-row>
        <table:table-row table:style-name="ro1">
          <table:table-cell/>
          <table:table-cell table:number-columns-repeated="3"/>
          <table:table-cell table:formula="of:=(2*([.$B21]-[.$C21]))/(([.$B21]+[.$C21])+2*[.$D21])" office:value-type="float" office:value="0">
            <text:p>#DIV/0!</text:p>
          </table:table-cell>
          <table:table-cell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ail2" table:style-name="ta1" table:print="false"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style-name="Default" office:value-type="string">
            <text:p>Angle</text:p>
          </table:table-cell>
          <table:table-cell table:style-name="Default" office:value-type="string">
            <text:p>I_max</text:p>
          </table:table-cell>
          <table:table-cell table:style-name="Default" office:value-type="string">
            <text:p>I_min</text:p>
          </table:table-cell>
          <table:table-cell table:style-name="Default" office:value-type="string">
            <text:p>Offset</text:p>
          </table:table-cell>
          <table:table-cell table:style-name="Default" office:value-type="string">
            <text:p>Contrast</text:p>
          </table:table-cell>
          <table:table-cell table:number-columns-repeated="3"/>
        </table:table-row>
        <table:table-row table:style-name="ro1">
          <table:table-cell table:style-name="Default" office:value-type="float" office:value="126">
            <text:p>126</text:p>
          </table:table-cell>
          <table:table-cell table:style-name="Default" table:number-columns-repeated="3"/>
          <table:table-cell table:formula="of:=(2*([fail3.$B2]-[fail3.$C2]))/(([fail3.$B2]+[fail3.$C2])+2*[fail3.$D2])" office:value-type="float" office:value="0.0187265917602996">
            <text:p>0.0187</text:p>
          </table:table-cell>
          <table:table-cell office:value-type="string">
            <text:p>geht von links unten nach rechts oben</text:p>
          </table:table-cell>
          <table:table-cell/>
          <table:table-cell office:value-type="string">
            <text:p>I_max ist der Wert oben, I_min der Wert unten</text:p>
          </table:table-cell>
        </table:table-row>
        <table:table-row table:style-name="ro1">
          <table:table-cell table:style-name="Default" table:number-columns-repeated="4"/>
          <table:table-cell table:formula="of:=(2*([fail3.$B3]-[fail3.$C3]))/(([fail3.$B3]+[fail3.$C3])+2*[fail3.$D3])" office:value-type="float" office:value="0.0522875816993464">
            <text:p>0.0523</text:p>
          </table:table-cell>
          <table:table-cell office:value-type="string">
            <text:p>geht von links unten nach rechts oben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formula="of:=(2*([fail3.$B4]-[fail3.$C4]))/(([fail3.$B4]+[fail3.$C4])+2*[fail3.$D4])" office:value-type="float" office:value="0.0826815642458101">
            <text:p>0.0827</text:p>
          </table:table-cell>
          <table:table-cell office:value-type="string">
            <text:p>geht von links unten nach rechts oben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formula="of:=(2*([fail3.$B5]-[fail3.$C5]))/(([fail3.$B5]+[fail3.$C5])+2*[fail3.$D5])" office:value-type="float" office:value="0.0874524714828897">
            <text:p>0.0875</text:p>
          </table:table-cell>
          <table:table-cell table:number-columns-repeated="3"/>
        </table:table-row>
        <table:table-row table:style-name="ro1">
          <table:table-cell/>
          <table:table-cell table:number-columns-repeated="3"/>
          <table:table-cell table:formula="of:=(2*([.$B6]-[.$C6]))/(([.$B6]+[.$C6])+2*[.$D6])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/>
          <table:table-cell table:number-columns-repeated="3"/>
          <table:table-cell table:formula="of:=(2*([.$B7]-[.$C7]))/(([.$B7]+[.$C7])+2*[.$D7])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/>
          <table:table-cell table:number-columns-repeated="3"/>
          <table:table-cell table:formula="of:=(2*([.$B8]-[.$C8]))/(([.$B8]+[.$C8])+2*[.$D8])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/>
          <table:table-cell table:number-columns-repeated="3"/>
          <table:table-cell table:formula="of:=(2*([.$B9]-[.$C9]))/(([.$B9]+[.$C9])+2*[.$D9])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/>
          <table:table-cell table:number-columns-repeated="3"/>
          <table:table-cell table:formula="of:=(2*([.$B10]-[.$C10]))/(([.$B10]+[.$C10])+2*[.$D10])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/>
          <table:table-cell table:number-columns-repeated="3"/>
          <table:table-cell table:formula="of:=(2*([.$B11]-[.$C11]))/(([.$B11]+[.$C11])+2*[.$D11])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/>
          <table:table-cell table:number-columns-repeated="3"/>
          <table:table-cell table:formula="of:=(2*([.$B12]-[.$C12]))/(([.$B12]+[.$C12])+2*[.$D12])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/>
          <table:table-cell table:number-columns-repeated="3"/>
          <table:table-cell table:formula="of:=(2*([.$B13]-[.$C13]))/(([.$B13]+[.$C13])+2*[.$D13])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/>
          <table:table-cell table:number-columns-repeated="3"/>
          <table:table-cell table:formula="of:=(2*([.$B14]-[.$C14]))/(([.$B14]+[.$C14])+2*[.$D14])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/>
          <table:table-cell table:number-columns-repeated="3"/>
          <table:table-cell table:formula="of:=(2*([.$B15]-[.$C15]))/(([.$B15]+[.$C15])+2*[.$D15])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/>
          <table:table-cell table:number-columns-repeated="3"/>
          <table:table-cell table:formula="of:=(2*([.$B16]-[.$C16]))/(([.$B16]+[.$C16])+2*[.$D16])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/>
          <table:table-cell table:number-columns-repeated="3"/>
          <table:table-cell table:formula="of:=(2*([.$B17]-[.$C17]))/(([.$B17]+[.$C17])+2*[.$D17])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/>
          <table:table-cell table:number-columns-repeated="3"/>
          <table:table-cell table:formula="of:=(2*([.$B18]-[.$C18]))/(([.$B18]+[.$C18])+2*[.$D18])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/>
          <table:table-cell table:number-columns-repeated="3"/>
          <table:table-cell table:formula="of:=(2*([.$B19]-[.$C19]))/(([.$B19]+[.$C19])+2*[.$D19])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/>
          <table:table-cell table:number-columns-repeated="3"/>
          <table:table-cell table:formula="of:=(2*([.$B20]-[.$C20]))/(([.$B20]+[.$C20])+2*[.$D20])" office:value-type="float" office:value="0">
            <text:p>#DIV/0!</text:p>
          </table:table-cell>
          <table:table-cell table:number-columns-repeated="3"/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ail3" table:style-name="ta1" table:print="false">
        <table:table-column table:style-name="co1" table:default-cell-style-name="ce1"/>
        <table:table-column table:style-name="co1" table:number-columns-repeated="3" table:default-cell-style-name="ce2"/>
        <table:table-row table:style-name="ro1">
          <table:table-cell table:style-name="Default" table:number-columns-repeated="4"/>
        </table:table-row>
        <table:table-row table:style-name="ro1">
          <table:table-cell office:value-type="float" office:value="126">
            <text:p>126.00</text:p>
          </table:table-cell>
          <table:table-cell office:value-type="float" office:value="-0.401">
            <text:p>-0.401</text:p>
          </table:table-cell>
          <table:table-cell office:value-type="float" office:value="-0.411">
            <text:p>-0.411</text:p>
          </table:table-cell>
          <table:table-cell office:value-type="float" office:value="0.94">
            <text:p>0.940</text:p>
          </table:table-cell>
        </table:table-row>
        <table:table-row table:style-name="ro1">
          <table:table-cell office:value-type="float" office:value="126.5">
            <text:p>126.50</text:p>
          </table:table-cell>
          <table:table-cell office:value-type="float" office:value="-0.312">
            <text:p>-0.312</text:p>
          </table:table-cell>
          <table:table-cell office:value-type="float" office:value="-0.344">
            <text:p>-0.344</text:p>
          </table:table-cell>
          <table:table-cell office:value-type="float" office:value="0.94">
            <text:p>0.940</text:p>
          </table:table-cell>
        </table:table-row>
        <table:table-row table:style-name="ro1">
          <table:table-cell office:value-type="float" office:value="127">
            <text:p>127.00</text:p>
          </table:table-cell>
          <table:table-cell office:value-type="float" office:value="-0.008">
            <text:p>-0.008</text:p>
          </table:table-cell>
          <table:table-cell table:formula="of:=-0.082" office:value-type="float" office:value="-0.082">
            <text:p>-0.082</text:p>
          </table:table-cell>
          <table:table-cell office:value-type="float" office:value="0.94">
            <text:p>0.940</text:p>
          </table:table-cell>
        </table:table-row>
        <table:table-row table:style-name="ro1">
          <table:table-cell office:value-type="float" office:value="127.5">
            <text:p>127.50</text:p>
          </table:table-cell>
          <table:table-cell office:value-type="float" office:value="0.158">
            <text:p>0.158</text:p>
          </table:table-cell>
          <table:table-cell office:value-type="float" office:value="0.066">
            <text:p>0.066</text:p>
          </table:table-cell>
          <table:table-cell office:value-type="float" office:value="0.94">
            <text:p>0.940</text:p>
          </table:table-cell>
        </table:table-row>
      </table:table>
      <table:table table:name="contrast1-kerrwinkel" table:style-name="ta1" table:print="false">
        <table:table-column table:style-name="co1" table:default-cell-style-name="ce4"/>
        <table:table-column table:style-name="co1" table:number-columns-repeated="3" table:default-cell-style-name="ce2"/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angle</text:p>
          </table:table-cell>
          <table:table-cell table:style-name="Default" office:value-type="string">
            <text:p>I_max</text:p>
          </table:table-cell>
          <table:table-cell table:style-name="Default" office:value-type="string">
            <text:p>I_min</text:p>
          </table:table-cell>
          <table:table-cell table:style-name="Default" office:value-type="string">
            <text:p>Offset</text:p>
          </table:table-cell>
          <table:table-cell table:style-name="Default" office:value-type="string">
            <text:p>Contrast</text:p>
          </table:table-cell>
          <table:table-cell table:style-name="Default" office:value-type="string">
            <text:p>1/contrast</text:p>
          </table:table-cell>
          <table:table-cell office:value-type="string">
            <text:p>Comment</text:p>
          </table:table-cell>
          <table:table-cell table:number-columns-repeated="2"/>
        </table:table-row>
        <table:table-row table:style-name="ro1">
          <table:table-cell table:style-name="Default" office:value-type="float" office:value="124.5">
            <text:p>124.5</text:p>
          </table:table-cell>
          <table:table-cell table:style-name="Default" office:value-type="float" office:value="0.142">
            <text:p>0.142</text:p>
          </table:table-cell>
          <table:table-cell table:style-name="Default" office:value-type="float" office:value="0.022">
            <text:p>0.022</text:p>
          </table:table-cell>
          <table:table-cell table:style-name="Default" office:value-type="float" office:value="0.805">
            <text:p>0.805</text:p>
          </table:table-cell>
          <table:table-cell table:formula="of:=-(2*([.$B2]-[.$C2]))/(([.$B2]+[.$C2])+2*[.$D2])" office:value-type="float" office:value="-0.135287485907554">
            <text:p>-0.1353</text:p>
          </table:table-cell>
          <table:table-cell table:formula="of:=1/[.$E2]" office:value-type="float" office:value="-7.39166666666667">
            <text:p>-7.3917</text:p>
          </table:table-cell>
          <table:table-cell office:value-type="string">
            <text:p>links oben nach rechts unten</text:p>
          </table:table-cell>
          <table:table-cell/>
          <table:table-cell>
            <draw:frame table:end-cell-address="'contrast1-kerrwinkel'.P20" table:end-x="0.8327in" table:end-y="0.1354in" draw:z-index="0" draw:style-name="gr1" svg:width="7.0146in" svg:height="3.2921in" svg:x="0.0413in" svg:y="0.0315in">
              <draw:object draw:notify-on-update-of-ranges="'contrast1-kerrwinkel'.A2:'contrast1-kerrwinkel'.A15 'contrast1-kerrwinkel'.E2:'contrast1-kerrwinkel'.E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25">
            <text:p>125.0</text:p>
          </table:table-cell>
          <table:table-cell office:value-type="float" office:value="0.113">
            <text:p>0.113</text:p>
          </table:table-cell>
          <table:table-cell office:value-type="float" office:value="0.036">
            <text:p>0.036</text:p>
          </table:table-cell>
          <table:table-cell office:value-type="float" office:value="0.536">
            <text:p>0.536</text:p>
          </table:table-cell>
          <table:table-cell table:formula="of:=-(2*([.$B3]-[.$C3]))/(([.$B3]+[.$C3])+2*[.$D3])" office:value-type="float" office:value="-0.126126126126126">
            <text:p>-0.1261</text:p>
          </table:table-cell>
          <table:table-cell table:formula="of:=1/[.$E3]" office:value-type="float" office:value="-7.92857142857143">
            <text:p>-7.9286</text:p>
          </table:table-cell>
          <table:table-cell office:value-type="string">
            <text:p>links oben nach rechts unten</text:p>
          </table:table-cell>
          <table:table-cell table:number-columns-repeated="2"/>
        </table:table-row>
        <table:table-row table:style-name="ro1">
          <table:table-cell office:value-type="float" office:value="125.5">
            <text:p>125.5</text:p>
          </table:table-cell>
          <table:table-cell office:value-type="float" office:value="-0.028">
            <text:p>-0.028</text:p>
          </table:table-cell>
          <table:table-cell office:value-type="float" office:value="-0.064">
            <text:p>-0.064</text:p>
          </table:table-cell>
          <table:table-cell office:value-type="float" office:value="0.536">
            <text:p>0.536</text:p>
          </table:table-cell>
          <table:table-cell table:formula="of:=-(2*([.$B4]-[.$C4]))/(([.$B4]+[.$C4])+2*[.$D4])" office:value-type="float" office:value="-0.073469387755102">
            <text:p>-0.0735</text:p>
          </table:table-cell>
          <table:table-cell table:formula="of:=1/[.$E4]" office:value-type="float" office:value="-13.6111111111111">
            <text:p>-13.6111</text:p>
          </table:table-cell>
          <table:table-cell office:value-type="string">
            <text:p>links oben nach rechts unten</text:p>
          </table:table-cell>
          <table:table-cell table:number-columns-repeated="2"/>
        </table:table-row>
        <table:table-row table:style-name="ro1">
          <table:table-cell office:value-type="float" office:value="126">
            <text:p>126.0</text:p>
          </table:table-cell>
          <table:table-cell office:value-type="float" office:value="-0.01">
            <text:p>-0.010</text:p>
          </table:table-cell>
          <table:table-cell office:value-type="float" office:value="-0.018">
            <text:p>-0.018</text:p>
          </table:table-cell>
          <table:table-cell office:value-type="float" office:value="0.536">
            <text:p>0.536</text:p>
          </table:table-cell>
          <table:table-cell table:formula="of:=(2*([.$B5]-[.$C5]))/(([.$B5]+[.$C5])+2*[.$D5])" office:value-type="float" office:value="0.0153256704980843">
            <text:p>0.0153</text:p>
          </table:table-cell>
          <table:table-cell table:formula="of:=1/[.$E5]" office:value-type="float" office:value="65.25">
            <text:p>65.2500</text:p>
          </table:table-cell>
          <table:table-cell office:value-type="string">
            <text:p>links unten nach rechts oben</text:p>
          </table:table-cell>
          <table:table-cell table:number-columns-repeated="2"/>
        </table:table-row>
        <table:table-row table:style-name="ro1">
          <table:table-cell office:value-type="float" office:value="126.5">
            <text:p>126.5</text:p>
          </table:table-cell>
          <table:table-cell office:value-type="float" office:value="0.197">
            <text:p>0.197</text:p>
          </table:table-cell>
          <table:table-cell office:value-type="float" office:value="0.147">
            <text:p>0.147</text:p>
          </table:table-cell>
          <table:table-cell office:value-type="float" office:value="0.536">
            <text:p>0.536</text:p>
          </table:table-cell>
          <table:table-cell table:formula="of:=(2*([.$B6]-[.$C6]))/(([.$B6]+[.$C6])+2*[.$D6])" office:value-type="float" office:value="0.0706214689265537">
            <text:p>0.0706</text:p>
          </table:table-cell>
          <table:table-cell table:formula="of:=1/[.$E6]" office:value-type="float" office:value="14.16">
            <text:p>14.1600</text:p>
          </table:table-cell>
          <table:table-cell office:value-type="string">
            <text:p>links unten nach rechts oben</text:p>
          </table:table-cell>
          <table:table-cell table:number-columns-repeated="2"/>
        </table:table-row>
        <table:table-row table:style-name="ro1">
          <table:table-cell office:value-type="float" office:value="127">
            <text:p>127.0</text:p>
          </table:table-cell>
          <table:table-cell office:value-type="float" office:value="0.565">
            <text:p>0.565</text:p>
          </table:table-cell>
          <table:table-cell office:value-type="float" office:value="0.473">
            <text:p>0.473</text:p>
          </table:table-cell>
          <table:table-cell office:value-type="float" office:value="0.536">
            <text:p>0.536</text:p>
          </table:table-cell>
          <table:table-cell table:formula="of:=(2*([.$B7]-[.$C7]))/(([.$B7]+[.$C7])+2*[.$D7])" office:value-type="float" office:value="0.0872037914691943">
            <text:p>0.0872</text:p>
          </table:table-cell>
          <table:table-cell table:formula="of:=1/[.$E7]" office:value-type="float" office:value="11.4673913043478">
            <text:p>11.4674</text:p>
          </table:table-cell>
          <table:table-cell office:value-type="string">
            <text:p>links unten nach rechts oben</text:p>
          </table:table-cell>
          <table:table-cell table:number-columns-repeated="2"/>
        </table:table-row>
        <table:table-row table:style-name="ro1">
          <table:table-cell office:value-type="float" office:value="127.5">
            <text:p>127.5</text:p>
          </table:table-cell>
          <table:table-cell office:value-type="float" office:value="-0.266">
            <text:p>-0.266</text:p>
          </table:table-cell>
          <table:table-cell office:value-type="float" office:value="-0.402">
            <text:p>-0.402</text:p>
          </table:table-cell>
          <table:table-cell office:value-type="float" office:value="1.92">
            <text:p>1.920</text:p>
          </table:table-cell>
          <table:table-cell table:formula="of:=(2*([.$B8]-[.$C8]))/(([.$B8]+[.$C8])+2*[.$D8])" office:value-type="float" office:value="0.085750315258512">
            <text:p>0.0858</text:p>
          </table:table-cell>
          <table:table-cell table:formula="of:=1/[.$E8]" office:value-type="float" office:value="11.6617647058824">
            <text:p>11.6618</text:p>
          </table:table-cell>
          <table:table-cell office:value-type="string">
            <text:p>links unten nach rechts oben</text:p>
          </table:table-cell>
          <table:table-cell table:number-columns-repeated="2"/>
        </table:table-row>
        <table:table-row table:style-name="ro1">
          <table:table-cell office:value-type="float" office:value="128">
            <text:p>128.0</text:p>
          </table:table-cell>
          <table:table-cell office:value-type="float" office:value="0.434">
            <text:p>0.434</text:p>
          </table:table-cell>
          <table:table-cell office:value-type="float" office:value="0.252">
            <text:p>0.252</text:p>
          </table:table-cell>
          <table:table-cell office:value-type="float" office:value="1.92">
            <text:p>1.920</text:p>
          </table:table-cell>
          <table:table-cell table:formula="of:=(2*([.$B9]-[.$C9]))/(([.$B9]+[.$C9])+2*[.$D9])" office:value-type="float" office:value="0.0804242156429518">
            <text:p>0.0804</text:p>
          </table:table-cell>
          <table:table-cell table:formula="of:=1/[.$E9]" office:value-type="float" office:value="12.4340659340659">
            <text:p>12.4341</text:p>
          </table:table-cell>
          <table:table-cell office:value-type="string">
            <text:p>links unten nach rechts oben</text:p>
          </table:table-cell>
          <table:table-cell table:number-columns-repeated="2"/>
        </table:table-row>
        <table:table-row table:style-name="ro1">
          <table:table-cell office:value-type="float" office:value="128.5">
            <text:p>128.5</text:p>
          </table:table-cell>
          <table:table-cell office:value-type="float" office:value="-0.22">
            <text:p>-0.220</text:p>
          </table:table-cell>
          <table:table-cell office:value-type="float" office:value="-0.446">
            <text:p>-0.446</text:p>
          </table:table-cell>
          <table:table-cell office:value-type="float" office:value="3.479">
            <text:p>3.479</text:p>
          </table:table-cell>
          <table:table-cell table:formula="of:=(2*([.$B10]-[.$C10]))/(([.$B10]+[.$C10])+2*[.$D10])" office:value-type="float" office:value="0.0718372536554355">
            <text:p>0.0718</text:p>
          </table:table-cell>
          <table:table-cell table:formula="of:=1/[.$E10]" office:value-type="float" office:value="13.9203539823009">
            <text:p>13.9204</text:p>
          </table:table-cell>
          <table:table-cell office:value-type="string">
            <text:p>links unten nach rechts oben</text:p>
          </table:table-cell>
          <table:table-cell table:number-columns-repeated="2"/>
        </table:table-row>
        <table:table-row table:style-name="ro1">
          <table:table-cell office:value-type="float" office:value="129">
            <text:p>129.0</text:p>
          </table:table-cell>
          <table:table-cell office:value-type="float" office:value="0.822">
            <text:p>0.822</text:p>
          </table:table-cell>
          <table:table-cell office:value-type="float" office:value="0.551">
            <text:p>0.551</text:p>
          </table:table-cell>
          <table:table-cell office:value-type="float" office:value="3.479">
            <text:p>3.479</text:p>
          </table:table-cell>
          <table:table-cell table:formula="of:=(2*([.$B11]-[.$C11]))/(([.$B11]+[.$C11])+2*[.$D11])" office:value-type="float" office:value="0.0650582163005642">
            <text:p>0.0651</text:p>
          </table:table-cell>
          <table:table-cell table:formula="of:=1/[.$E11]" office:value-type="float" office:value="15.3708487084871">
            <text:p>15.3708</text:p>
          </table:table-cell>
          <table:table-cell office:value-type="string">
            <text:p>links unten nach rechts oben</text:p>
          </table:table-cell>
          <table:table-cell table:number-columns-repeated="2"/>
        </table:table-row>
        <table:table-row table:style-name="ro1">
          <table:table-cell office:value-type="float" office:value="129.5">
            <text:p>129.5</text:p>
          </table:table-cell>
          <table:table-cell office:value-type="float" office:value="-0.224">
            <text:p>-0.224</text:p>
          </table:table-cell>
          <table:table-cell office:value-type="float" office:value="-0.541">
            <text:p>-0.541</text:p>
          </table:table-cell>
          <table:table-cell office:value-type="float" office:value="5.752">
            <text:p>5.752</text:p>
          </table:table-cell>
          <table:table-cell table:formula="of:=(2*([.$B12]-[.$C12]))/(([.$B12]+[.$C12])+2*[.$D12])" office:value-type="float" office:value="0.0590371542974206">
            <text:p>0.0590</text:p>
          </table:table-cell>
          <table:table-cell table:formula="of:=1/[.$E12]" office:value-type="float" office:value="16.9384858044164">
            <text:p>16.9385</text:p>
          </table:table-cell>
          <table:table-cell office:value-type="string">
            <text:p>links unten nach rechts oben</text:p>
          </table:table-cell>
          <table:table-cell table:number-columns-repeated="2"/>
        </table:table-row>
        <table:table-row table:style-name="ro1">
          <table:table-cell office:value-type="float" office:value="130">
            <text:p>130.0</text:p>
          </table:table-cell>
          <table:table-cell office:value-type="float" office:value="-0.338">
            <text:p>-0.338</text:p>
          </table:table-cell>
          <table:table-cell office:value-type="float" office:value="-0.693">
            <text:p>-0.693</text:p>
          </table:table-cell>
          <table:table-cell office:value-type="float" office:value="7.146">
            <text:p>7.146</text:p>
          </table:table-cell>
          <table:table-cell table:formula="of:=(2*([.$B13]-[.$C13]))/(([.$B13]+[.$C13])+2*[.$D13])" office:value-type="float" office:value="0.0535404569791117">
            <text:p>0.0535</text:p>
          </table:table-cell>
          <table:table-cell table:formula="of:=1/[.$E13]" office:value-type="float" office:value="18.6774647887324">
            <text:p>18.6775</text:p>
          </table:table-cell>
          <table:table-cell office:value-type="string">
            <text:p>links unten nach rechts oben</text:p>
          </table:table-cell>
          <table:table-cell table:number-columns-repeated="2"/>
        </table:table-row>
        <table:table-row table:style-name="ro1">
          <table:table-cell office:value-type="float" office:value="130.5">
            <text:p>130.5</text:p>
          </table:table-cell>
          <table:table-cell office:value-type="float" office:value="-0.368">
            <text:p>-0.368</text:p>
          </table:table-cell>
          <table:table-cell office:value-type="float" office:value="-0.773">
            <text:p>-0.773</text:p>
          </table:table-cell>
          <table:table-cell office:value-type="float" office:value="8.714">
            <text:p>8.714</text:p>
          </table:table-cell>
          <table:table-cell table:formula="of:=(2*([.$B14]-[.$C14]))/(([.$B14]+[.$C14])+2*[.$D14])" office:value-type="float" office:value="0.0497329158224351">
            <text:p>0.0497</text:p>
          </table:table-cell>
          <table:table-cell table:formula="of:=1/[.$E14]" office:value-type="float" office:value="20.1074074074074">
            <text:p>20.1074</text:p>
          </table:table-cell>
          <table:table-cell office:value-type="string">
            <text:p>links unten nach rechts oben</text:p>
          </table:table-cell>
          <table:table-cell table:number-columns-repeated="2"/>
        </table:table-row>
        <table:table-row table:style-name="ro1">
          <table:table-cell office:value-type="float" office:value="126.25">
            <text:p>126.3</text:p>
          </table:table-cell>
          <table:table-cell office:value-type="float" office:value="0.504">
            <text:p>0.504</text:p>
          </table:table-cell>
          <table:table-cell office:value-type="float" office:value="0.472">
            <text:p>0.472</text:p>
          </table:table-cell>
          <table:table-cell office:value-type="float" office:value="0.133">
            <text:p>0.133</text:p>
          </table:table-cell>
          <table:table-cell table:formula="of:=(2*([.$B15]-[.$C15]))/(([.$B15]+[.$C15])+2*[.$D15])" office:value-type="float" office:value="0.0515297906602254">
            <text:p>0.0515</text:p>
          </table:table-cell>
          <table:table-cell table:formula="of:=1/[.$E15]" office:value-type="float" office:value="19.40625">
            <text:p>19.4063</text:p>
          </table:table-cell>
          <table:table-cell office:value-type="string">
            <text:p>links unten nach rechts oben</text:p>
          </table:table-cell>
          <table:table-cell table:number-columns-repeated="2"/>
        </table:table-row>
        <table:table-row table:style-name="ro1" table:number-rows-repeated="104856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ntrast2-winkelabh-s" table:style-name="ta1" table:print="false"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angle</text:p>
          </table:table-cell>
          <table:table-cell office:value-type="string">
            <text:p>I_max</text:p>
          </table:table-cell>
          <table:table-cell office:value-type="string">
            <text:p>I_min</text:p>
          </table:table-cell>
          <table:table-cell office:value-type="string">
            <text:p>Offset</text:p>
          </table:table-cell>
          <table:table-cell table:style-name="Default" office:value-type="string">
            <text:p>Contrast</text:p>
          </table:table-cell>
          <table:table-cell office:value-type="string">
            <text:p>1/contrast</text:p>
          </table:table-cell>
          <table:table-cell office:value-type="string">
            <text:p>Comment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0.004">
            <text:p>-0.004</text:p>
          </table:table-cell>
          <table:table-cell office:value-type="float" office:value="-0.087">
            <text:p>-0.087</text:p>
          </table:table-cell>
          <table:table-cell office:value-type="float" office:value="1.012">
            <text:p>1.012</text:p>
          </table:table-cell>
          <table:table-cell table:formula="of:=(2*([.$B2]-[.$C2]))/(([.$B2]+[.$C2])+2*[.$D2])" office:value-type="float" office:value="0.0858768753233316">
            <text:p>0.0859</text:p>
          </table:table-cell>
          <table:table-cell/>
          <table:table-cell office:value-type="string">
            <text:p>links unten nach rechts oben</text:p>
          </table:table-cell>
          <table:table-cell table:number-columns-repeated="3"/>
          <table:table-cell>
            <draw:frame table:end-cell-address="'contrast2-winkelabh-s'.P18" table:end-x="0.815in" table:end-y="0.1252in" draw:z-index="0" draw:style-name="gr1" svg:width="5.2339in" svg:height="2.8858in" svg:x="0.0264in" svg:y="0.0732in">
              <draw:object draw:notify-on-update-of-ranges="'contrast2-winkelabh-s'.A2:'contrast2-winkelabh-s'.A12 'contrast2-winkelabh-s'.E2:'contrast2-winkelabh-s'.E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852">
            <text:p>0.852</text:p>
          </table:table-cell>
          <table:table-cell office:value-type="float" office:value="0.782">
            <text:p>0.782</text:p>
          </table:table-cell>
          <table:table-cell office:value-type="float" office:value="0.011">
            <text:p>0.011</text:p>
          </table:table-cell>
          <table:table-cell table:formula="of:=(2*([.$B3]-[.$C3]))/(([.$B3]+[.$C3])+2*[.$D3])" office:value-type="float" office:value="0.0845410628019323">
            <text:p>0.0845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0.042">
            <text:p>-0.042</text:p>
          </table:table-cell>
          <table:table-cell office:value-type="float" office:value="-0.111">
            <text:p>-0.111</text:p>
          </table:table-cell>
          <table:table-cell office:value-type="float" office:value="0.912">
            <text:p>0.912</text:p>
          </table:table-cell>
          <table:table-cell table:formula="of:=(2*([.$B4]-[.$C4]))/(([.$B4]+[.$C4])+2*[.$D4])" office:value-type="float" office:value="0.0825852782764812">
            <text:p>0.0826</text:p>
          </table:table-cell>
          <table:table-cell table:number-columns-repeated="6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0.072">
            <text:p>-0.072</text:p>
          </table:table-cell>
          <table:table-cell office:value-type="float" office:value="-0.136">
            <text:p>-0.136</text:p>
          </table:table-cell>
          <table:table-cell office:value-type="float" office:value="0.912">
            <text:p>0.912</text:p>
          </table:table-cell>
          <table:table-cell table:formula="of:=(2*([.$B5]-[.$C5]))/(([.$B5]+[.$C5])+2*[.$D5])" office:value-type="float" office:value="0.0792079207920792">
            <text:p>0.0792</text:p>
          </table:table-cell>
          <table:table-cell/>
          <table:table-cell office:value-type="string">
            <text:p>photodiode höher gestellt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0.117">
            <text:p>-0.117</text:p>
          </table:table-cell>
          <table:table-cell office:value-type="float" office:value="-0.175">
            <text:p>-0.175</text:p>
          </table:table-cell>
          <table:table-cell office:value-type="float" office:value="0.912">
            <text:p>0.912</text:p>
          </table:table-cell>
          <table:table-cell table:formula="of:=(2*([.$B6]-[.$C6]))/(([.$B6]+[.$C6])+2*[.$D6])" office:value-type="float" office:value="0.0757180156657964">
            <text:p>0.0757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0.187">
            <text:p>-0.187</text:p>
          </table:table-cell>
          <table:table-cell office:value-type="float" office:value="-0.238">
            <text:p>-0.238</text:p>
          </table:table-cell>
          <table:table-cell office:value-type="float" office:value="0.912">
            <text:p>0.912</text:p>
          </table:table-cell>
          <table:table-cell table:formula="of:=(2*([.$B7]-[.$C7]))/(([.$B7]+[.$C7])+2*[.$D7])" office:value-type="float" office:value="0.0729092208720515">
            <text:p>0.07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0.213">
            <text:p>-0.213</text:p>
          </table:table-cell>
          <table:table-cell office:value-type="float" office:value="-0.259">
            <text:p>-0.259</text:p>
          </table:table-cell>
          <table:table-cell office:value-type="float" office:value="0.912">
            <text:p>0.912</text:p>
          </table:table-cell>
          <table:table-cell table:formula="of:=(2*([.$B8]-[.$C8]))/(([.$B8]+[.$C8])+2*[.$D8])" office:value-type="float" office:value="0.0680473372781065">
            <text:p>0.0680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0.201">
            <text:p>-0.201</text:p>
          </table:table-cell>
          <table:table-cell office:value-type="float" office:value="-0.247">
            <text:p>-0.247</text:p>
          </table:table-cell>
          <table:table-cell office:value-type="float" office:value="0.912">
            <text:p>0.912</text:p>
          </table:table-cell>
          <table:table-cell table:formula="of:=(2*([.$B9]-[.$C9]))/(([.$B9]+[.$C9])+2*[.$D9])" office:value-type="float" office:value="0.066860465116279">
            <text:p>0.0669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0.261">
            <text:p>-0.261</text:p>
          </table:table-cell>
          <table:table-cell office:value-type="float" office:value="-0.298">
            <text:p>-0.298</text:p>
          </table:table-cell>
          <table:table-cell office:value-type="float" office:value="0.912">
            <text:p>0.912</text:p>
          </table:table-cell>
          <table:table-cell table:formula="of:=(2*([.$B10]-[.$C10]))/(([.$B10]+[.$C10])+2*[.$D10])" office:value-type="float" office:value="0.058498023715415">
            <text:p>0.0585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0.18">
            <text:p>-0.18</text:p>
          </table:table-cell>
          <table:table-cell office:value-type="float" office:value="-0.22">
            <text:p>-0.22</text:p>
          </table:table-cell>
          <table:table-cell office:value-type="float" office:value="0.912">
            <text:p>0.912</text:p>
          </table:table-cell>
          <table:table-cell table:formula="of:=(2*([.$B11]-[.$C11]))/(([.$B11]+[.$C11])+2*[.$D11])" office:value-type="float" office:value="0.0561797752808989">
            <text:p>0.0562</text:p>
          </table:table-cell>
          <table:table-cell/>
          <table:table-cell office:value-type="string">
            <text:p>photodiode tiefer gestellt, laser in horizontaler verschoben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0.272">
            <text:p>-0.272</text:p>
          </table:table-cell>
          <table:table-cell office:value-type="float" office:value="-0.304">
            <text:p>-0.304</text:p>
          </table:table-cell>
          <table:table-cell office:value-type="float" office:value="0.912">
            <text:p>0.912</text:p>
          </table:table-cell>
          <table:table-cell table:formula="of:=(2*([.$B12]-[.$C12]))/(([.$B12]+[.$C12])+2*[.$D12])" office:value-type="float" office:value="0.0512820512820512">
            <text:p>0.0513</text:p>
          </table:table-cell>
          <table:table-cell table:number-columns-repeated="6"/>
        </table:table-row>
      </table:table>
      <table:table table:name="fail4" table:style-name="ta1" table:print="false"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angle</text:p>
          </table:table-cell>
          <table:table-cell office:value-type="string">
            <text:p>I_max</text:p>
          </table:table-cell>
          <table:table-cell office:value-type="string">
            <text:p>I_min</text:p>
          </table:table-cell>
          <table:table-cell office:value-type="string">
            <text:p>Offset</text:p>
          </table:table-cell>
          <table:table-cell table:style-name="Default" office:value-type="string">
            <text:p>Contrast</text:p>
          </table:table-cell>
          <table:table-cell office:value-type="string">
            <text:p>1/contrast</text:p>
          </table:table-cell>
          <table:table-cell office:value-type="string">
            <text:p>Comment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3"/>
          <table:table-cell table:formula="of:=-(2*([.$B2]-[.$C2]))/(([.$B2]+[.$C2])+2*[.$D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number-columns-repeated="3"/>
          <table:table-cell table:formula="of:=-(2*([.$B3]-[.$C3]))/(([.$B3]+[.$C3])+2*[.$D3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number-columns-repeated="3"/>
          <table:table-cell table:formula="of:=-(2*([.$B4]-[.$C4]))/(([.$B4]+[.$C4])+2*[.$D4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number-columns-repeated="3"/>
          <table:table-cell table:formula="of:=-(2*([.$B5]-[.$C5]))/(([.$B5]+[.$C5])+2*[.$D5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number-columns-repeated="3"/>
          <table:table-cell table:formula="of:=-(2*([.$B6]-[.$C6]))/(([.$B6]+[.$C6])+2*[.$D6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number-columns-repeated="3"/>
          <table:table-cell table:formula="of:=-(2*([.$B7]-[.$C7]))/(([.$B7]+[.$C7])+2*[.$D7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number-columns-repeated="3"/>
          <table:table-cell table:formula="of:=-(2*([.$B8]-[.$C8]))/(([.$B8]+[.$C8])+2*[.$D8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number-columns-repeated="3"/>
          <table:table-cell table:formula="of:=-(2*([.$B9]-[.$C9]))/(([.$B9]+[.$C9])+2*[.$D9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0.036">
            <text:p>-0.036</text:p>
          </table:table-cell>
          <table:table-cell office:value-type="float" office:value="-0.056">
            <text:p>-0.056</text:p>
          </table:table-cell>
          <table:table-cell office:value-type="float" office:value="0.211">
            <text:p>0.211</text:p>
          </table:table-cell>
          <table:table-cell table:formula="of:=-(2*([.$B10]-[.$C10]))/(([.$B10]+[.$C10])+2*[.$D10])" office:value-type="float" office:value="-0.121212121212121">
            <text:p>-0.1212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1">
            <text:p>0.01</text:p>
          </table:table-cell>
          <table:table-cell office:value-type="float" office:value="-0.016">
            <text:p>-0.016</text:p>
          </table:table-cell>
          <table:table-cell office:value-type="float" office:value="0.211">
            <text:p>0.211</text:p>
          </table:table-cell>
          <table:table-cell table:formula="of:=-(2*([.$B11]-[.$C11]))/(([.$B11]+[.$C11])+2*[.$D11])" office:value-type="float" office:value="-0.125">
            <text:p>-0.125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0.055">
            <text:p>-0.055</text:p>
          </table:table-cell>
          <table:table-cell office:value-type="float" office:value="0.03">
            <text:p>0.03</text:p>
          </table:table-cell>
          <table:table-cell office:value-type="float" office:value="0.211">
            <text:p>0.211</text:p>
          </table:table-cell>
          <table:table-cell table:formula="of:=-(2*([.$B12]-[.$C12]))/(([.$B12]+[.$C12])+2*[.$D12])" office:value-type="float" office:value="0.428211586901763">
            <text:p>0.4282</text:p>
          </table:table-cell>
          <table:table-cell table:number-columns-repeated="2"/>
        </table:table-row>
      </table:table>
      <table:table table:name="contrast2-winkelabh-p" table:style-name="ta1" table:print="false"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office:value-type="string">
            <text:p>angle</text:p>
          </table:table-cell>
          <table:table-cell office:value-type="string">
            <text:p>I_max</text:p>
          </table:table-cell>
          <table:table-cell office:value-type="string">
            <text:p>I_min</text:p>
          </table:table-cell>
          <table:table-cell office:value-type="string">
            <text:p>Offset</text:p>
          </table:table-cell>
          <table:table-cell table:style-name="Default" office:value-type="string">
            <text:p>Contrast</text:p>
          </table:table-cell>
          <table:table-cell office:value-type="string">
            <text:p>1/contrast</text:p>
          </table:table-cell>
          <table:table-cell office:value-type="string">
            <text:p>Comment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1.483">
            <text:p>1.483</text:p>
          </table:table-cell>
          <table:table-cell table:formula="of:=(2*([.$B2]-[.$C2]))/(([.$B2]+[.$C2])+2*[.$D2])" office:value-type="float" office:value="0.0443599493029151">
            <text:p>0.0444</text:p>
          </table:table-cell>
          <table:table-cell/>
          <table:table-cell office:value-type="string">
            <text:p>links oben nach rechts unten</text:p>
          </table:table-cell>
          <table:table-cell table:number-columns-repeated="2"/>
          <table:table-cell>
            <draw:frame table:end-cell-address="'contrast2-winkelabh-p'.O19" table:end-x="0.8244in" table:end-y="0.1252in" draw:z-index="0" draw:style-name="gr1" svg:width="5.226in" svg:height="3.063in" svg:x="0.0433in" svg:y="0.0732in">
              <draw:object draw:notify-on-update-of-ranges="'contrast2-winkelabh-p'.A2:'contrast2-winkelabh-p'.A9 'contrast2-winkelabh-p'.E2:'contrast2-winkelabh-p'.E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733">
            <text:p>0.733</text:p>
          </table:table-cell>
          <table:table-cell office:value-type="float" office:value="0.615">
            <text:p>0.615</text:p>
          </table:table-cell>
          <table:table-cell office:value-type="float" office:value="1.483">
            <text:p>1.483</text:p>
          </table:table-cell>
          <table:table-cell table:formula="of:=(2*([.$B3]-[.$C3]))/(([.$B3]+[.$C3])+2*[.$D3])" office:value-type="float" office:value="0.0547056096430227">
            <text:p>0.0547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936">
            <text:p>0.936</text:p>
          </table:table-cell>
          <table:table-cell office:value-type="float" office:value="0.788">
            <text:p>0.788</text:p>
          </table:table-cell>
          <table:table-cell office:value-type="float" office:value="1.483">
            <text:p>1.483</text:p>
          </table:table-cell>
          <table:table-cell table:formula="of:=(2*([.$B4]-[.$C4]))/(([.$B4]+[.$C4])+2*[.$D4])" office:value-type="float" office:value="0.0631130063965885">
            <text:p>0.0631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559">
            <text:p>0.559</text:p>
          </table:table-cell>
          <table:table-cell office:value-type="float" office:value="0.363">
            <text:p>0.363</text:p>
          </table:table-cell>
          <table:table-cell office:value-type="float" office:value="2.425">
            <text:p>2.425</text:p>
          </table:table-cell>
          <table:table-cell table:formula="of:=(2*([.$B5]-[.$C5]))/(([.$B5]+[.$C5])+2*[.$D5])" office:value-type="float" office:value="0.0679140679140679">
            <text:p>0.0679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148">
            <text:p>0.148</text:p>
          </table:table-cell>
          <table:table-cell office:value-type="float" office:value="-0.099">
            <text:p>-0.099</text:p>
          </table:table-cell>
          <table:table-cell office:value-type="float" office:value="3.506">
            <text:p>3.506</text:p>
          </table:table-cell>
          <table:table-cell table:formula="of:=(2*([.$B6]-[.$C6]))/(([.$B6]+[.$C6])+2*[.$D6])" office:value-type="float" office:value="0.0699617617901147">
            <text:p>0.0700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213">
            <text:p>0.213</text:p>
          </table:table-cell>
          <table:table-cell office:value-type="float" office:value="-0.087">
            <text:p>-0.087</text:p>
          </table:table-cell>
          <table:table-cell office:value-type="float" office:value="4.251">
            <text:p>4.251</text:p>
          </table:table-cell>
          <table:table-cell table:formula="of:=(2*([.$B7]-[.$C7]))/(([.$B7]+[.$C7])+2*[.$D7])" office:value-type="float" office:value="0.0695410292072323">
            <text:p>0.0695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0.2">
            <text:p>-0.2</text:p>
          </table:table-cell>
          <table:table-cell office:value-type="float" office:value="-0.475">
            <text:p>-0.475</text:p>
          </table:table-cell>
          <table:table-cell office:value-type="float" office:value="4.251">
            <text:p>4.251</text:p>
          </table:table-cell>
          <table:table-cell table:formula="of:=(2*([.$B8]-[.$C8]))/(([.$B8]+[.$C8])+2*[.$D8])" office:value-type="float" office:value="0.0702695796601508">
            <text:p>0.0703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133">
            <text:p>0.133</text:p>
          </table:table-cell>
          <table:table-cell office:value-type="float" office:value="-0.068">
            <text:p>-0.068</text:p>
          </table:table-cell>
          <table:table-cell office:value-type="float" office:value="2.939">
            <text:p>2.939</text:p>
          </table:table-cell>
          <table:table-cell table:formula="of:=(2*([.$B9]-[.$C9]))/(([.$B9]+[.$C9])+2*[.$D9])" office:value-type="float" office:value="0.0676426047450782">
            <text:p>0.0676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7">11/07/2011</text:date>, <text:time>16:5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07T13:23:52</meta:creation-date>
    <meta:generator>OpenOffice.org/3.2$Linux OpenOffice.org_project/320m19$Build-9505</meta:generator>
    <dc:date>2011-11-07T16:55:50</dc:date>
    <meta:editing-duration>PT02H40M18S</meta:editing-duration>
    <meta:editing-cycles>42</meta:editing-cycles>
    <meta:document-statistic meta:table-count="7" meta:cell-count="46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18cm" svg:height="8.363cm" xlink:href=".." chart:class="chart:scatter" chart:style-name="ch1">
        <chart:legend chart:legend-position="end" svg:x="15.568cm" svg:y="3.899cm" chart:style-name="ch2"/>
        <chart:plot-area chart:style-name="ch3" table:cell-range-address="'contrast1-kerrwinkel'.A2:'contrast1-kerrwinkel'.A15 'contrast1-kerrwinkel'.E2:'contrast1-kerrwinkel'.E15" svg:x="0.356cm" svg:y="0.167cm" svg:width="14.857cm" svg:height="7.862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ontrast1-kerrwinkel'.E2:'contrast1-kerrwinkel'.E15" chart:class="chart:scatter">
            <chart:domain table:cell-range-address="'contrast1-kerrwinkel'.A2:'contrast1-kerrwinkel'.A15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.5">
                <text:p text:id="'contrast1-kerrwinkel'.A2:'contrast1-kerrwinkel'.A15">124.5</text:p>
              </table:table-cell>
              <table:table-cell office:value-type="float" office:value="-0.135287485907554">
                <text:p text:id="'contrast1-kerrwinkel'.E2:'contrast1-kerrwinkel'.E15">-0.1352874859075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-0.126126126126126">
                <text:p>-0.1261261261261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.5">
                <text:p>125.5</text:p>
              </table:table-cell>
              <table:table-cell office:value-type="float" office:value="-0.073469387755102">
                <text:p>-0.073469387755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">
                <text:p>126</text:p>
              </table:table-cell>
              <table:table-cell office:value-type="float" office:value="0.0153256704980843">
                <text:p>0.01532567049808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.5">
                <text:p>126.5</text:p>
              </table:table-cell>
              <table:table-cell office:value-type="float" office:value="0.0706214689265537">
                <text:p>0.07062146892655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7">
                <text:p>127</text:p>
              </table:table-cell>
              <table:table-cell office:value-type="float" office:value="0.0872037914691943">
                <text:p>0.08720379146919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7.5">
                <text:p>127.5</text:p>
              </table:table-cell>
              <table:table-cell office:value-type="float" office:value="0.085750315258512">
                <text:p>0.085750315258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804242156429518">
                <text:p>0.08042421564295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.5">
                <text:p>128.5</text:p>
              </table:table-cell>
              <table:table-cell office:value-type="float" office:value="0.0718372536554355">
                <text:p>0.07183725365543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9">
                <text:p>129</text:p>
              </table:table-cell>
              <table:table-cell office:value-type="float" office:value="0.0650582163005642">
                <text:p>0.06505821630056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9.5">
                <text:p>129.5</text:p>
              </table:table-cell>
              <table:table-cell office:value-type="float" office:value="0.0590371542974206">
                <text:p>0.05903715429742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">
                <text:p>130</text:p>
              </table:table-cell>
              <table:table-cell office:value-type="float" office:value="0.0535404569791117">
                <text:p>0.0535404569791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.5">
                <text:p>130.5</text:p>
              </table:table-cell>
              <table:table-cell office:value-type="float" office:value="0.0497329158224351">
                <text:p>0.04973291582243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6.25">
                <text:p>126.25</text:p>
              </table:table-cell>
              <table:table-cell office:value-type="float" office:value="0.0515297906602254">
                <text:p>0.05152979066022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295cm" svg:height="7.331cm" xlink:href=".." chart:class="chart:scatter" chart:style-name="ch1">
        <chart:legend chart:legend-position="end" svg:x="11.136cm" svg:y="3.383cm" chart:style-name="ch2"/>
        <chart:plot-area chart:style-name="ch3" table:cell-range-address="'contrast2-winkelabh-s'.A2:'contrast2-winkelabh-s'.A12 'contrast2-winkelabh-s'.E2:'contrast2-winkelabh-s'.E12" svg:x="0.265cm" svg:y="0.146cm" svg:width="10.607cm" svg:height="6.89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ontrast2-winkelabh-s'.E2:'contrast2-winkelabh-s'.E12" chart:class="chart:scatter">
            <chart:domain table:cell-range-address="'contrast2-winkelabh-s'.A2:'contrast2-winkelabh-s'.A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 text:id="'contrast2-winkelabh-s'.A2:'contrast2-winkelabh-s'.A12">90</text:p>
              </table:table-cell>
              <table:table-cell office:value-type="float" office:value="0.0858768753233316">
                <text:p text:id="'contrast2-winkelabh-s'.E2:'contrast2-winkelabh-s'.E12">0.08587687532333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0.0845410628019323">
                <text:p>0.08454106280193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0.0825852782764812">
                <text:p>0.08258527827648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0.0792079207920792">
                <text:p>0.07920792079207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0.0757180156657964">
                <text:p>0.0757180156657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0.0729092208720515">
                <text:p>0.0729092208720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0680473372781065">
                <text:p>0.06804733727810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0.066860465116279">
                <text:p>0.0668604651162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0.058498023715415">
                <text:p>0.058498023715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0.0561797752808989">
                <text:p>0.05617977528089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0.0512820512820512">
                <text:p>0.05128205128205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275cm" svg:height="7.781cm" xlink:href=".." chart:class="chart:scatter" chart:style-name="ch1">
        <chart:legend chart:legend-position="end" svg:x="11.116cm" svg:y="3.608cm" chart:style-name="ch2"/>
        <chart:plot-area chart:style-name="ch3" table:cell-range-address="'contrast2-winkelabh-p'.A2:'contrast2-winkelabh-p'.A9 'contrast2-winkelabh-p'.E2:'contrast2-winkelabh-p'.E9" svg:x="0.265cm" svg:y="0.155cm" svg:width="10.587cm" svg:height="7.31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ontrast2-winkelabh-p'.E2:'contrast2-winkelabh-p'.E9" chart:class="chart:scatter">
            <chart:domain table:cell-range-address="'contrast2-winkelabh-p'.A2:'contrast2-winkelabh-p'.A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 text:id="'contrast2-winkelabh-p'.A2:'contrast2-winkelabh-p'.A9">40</text:p>
              </table:table-cell>
              <table:table-cell office:value-type="float" office:value="0.0443599493029151">
                <text:p text:id="'contrast2-winkelabh-p'.E2:'contrast2-winkelabh-p'.E9">0.04435994930291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547056096430227">
                <text:p>0.0547056096430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0631130063965885">
                <text:p>0.0631130063965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0.0679140679140679">
                <text:p>0.06791406791406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0.0699617617901147">
                <text:p>0.06996176179011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0.0695410292072323">
                <text:p>0.0695410292072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">
                <text:p>85</text:p>
              </table:table-cell>
              <table:table-cell office:value-type="float" office:value="0.0702695796601508">
                <text:p>0.0702695796601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0.0676426047450782">
                <text:p>0.06764260474507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